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0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2b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amp : postes non annex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roisé par : Régions X Nomenclature juridique Coopératives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 calcext:value-type="string">
            <text:p>Région</text:p>
          </table:table-cell>
          <table:table-cell table:style-name="ce7" office:value-type="string" calcext:value-type="string">
            <text:p>Nomenclature juridique Coopératives</text:p>
          </table:table-cell>
          <table:table-cell table:style-name="ce7" office:value-type="string" calcext:value-type="string">
            <text:p>Nombre de poste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03916" calcext:value-type="float">
            <text:p>303 91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82661" calcext:value-type="float">
            <text:p>82 66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386" calcext:value-type="float">
            <text:p>1 38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64638" calcext:value-type="float">
            <text:p>64 63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15297" calcext:value-type="float">
            <text:p>115 29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3280" calcext:value-type="float">
            <text:p>3 28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3400" calcext:value-type="float">
            <text:p>3 40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5015" calcext:value-type="float">
            <text:p>5 01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365" calcext:value-type="float">
            <text:p>36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506" calcext:value-type="float">
            <text:p>50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7368" calcext:value-type="float">
            <text:p>27 36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5465" calcext:value-type="float">
            <text:p>35 46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4112" calcext:value-type="float">
            <text:p>14 11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7813" calcext:value-type="float">
            <text:p>27 813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3720" calcext:value-type="float">
            <text:p>13 720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047" calcext:value-type="float">
            <text:p>1 04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9346" calcext:value-type="float">
            <text:p>29 34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053" calcext:value-type="float">
            <text:p>1 053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77" calcext:value-type="float">
            <text:p>177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9638" calcext:value-type="float">
            <text:p>19 63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4248" calcext:value-type="float">
            <text:p>34 24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050" calcext:value-type="float">
            <text:p>3 050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072" calcext:value-type="float">
            <text:p>1 072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5738" calcext:value-type="float">
            <text:p>15 73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5268" calcext:value-type="float">
            <text:p>35 26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8410" calcext:value-type="float">
            <text:p>28 41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6152" calcext:value-type="float">
            <text:p>26 15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7607" calcext:value-type="float">
            <text:p>17 60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4101" calcext:value-type="float">
            <text:p>14 101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46" calcext:value-type="float">
            <text:p>14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867" calcext:value-type="float">
            <text:p>5 86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1817" calcext:value-type="float">
            <text:p>11 81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290" calcext:value-type="float">
            <text:p>29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303" calcext:value-type="float">
            <text:p>30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96" calcext:value-type="float">
            <text:p>9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803" calcext:value-type="float">
            <text:p>2 80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4178" calcext:value-type="float">
            <text:p>4 17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3914" calcext:value-type="float">
            <text:p>3 91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946" calcext:value-type="float">
            <text:p>4 94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13" calcext:value-type="float">
            <text:p>11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103" calcext:value-type="float">
            <text:p>10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793" calcext:value-type="float">
            <text:p>79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0180" calcext:value-type="float">
            <text:p>10 18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8671" calcext:value-type="float">
            <text:p>8 67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5255" calcext:value-type="float">
            <text:p>5 25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542" calcext:value-type="float">
            <text:p>54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609" calcext:value-type="float">
            <text:p>60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163" calcext:value-type="float">
            <text:p>16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237" calcext:value-type="float">
            <text:p>2 23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2088" calcext:value-type="float">
            <text:p>2 08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3257" calcext:value-type="float">
            <text:p>3 25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7141" calcext:value-type="float">
            <text:p>7 141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38" calcext:value-type="float">
            <text:p>13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278" calcext:value-type="float">
            <text:p>27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770" calcext:value-type="float">
            <text:p>770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91" calcext:value-type="float">
            <text:p>191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226" calcext:value-type="float">
            <text:p>226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518" calcext:value-type="float">
            <text:p>51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4631" calcext:value-type="float">
            <text:p>4 63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7864" calcext:value-type="float">
            <text:p>7 86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4541" calcext:value-type="float">
            <text:p>14 54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28" calcext:value-type="float">
            <text:p>12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057" calcext:value-type="float">
            <text:p>2 057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459" calcext:value-type="float">
            <text:p>459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68" calcext:value-type="float">
            <text:p>68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80" calcext:value-type="float">
            <text:p>480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79" calcext:value-type="float">
            <text:p>79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32" calcext:value-type="float">
            <text:p>32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8" calcext:value-type="float">
            <text:p>48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7723" calcext:value-type="float">
            <text:p>7 72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152" calcext:value-type="float">
            <text:p>5 15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565" calcext:value-type="float">
            <text:p>4 565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59" calcext:value-type="float">
            <text:p>5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51" calcext:value-type="float">
            <text:p>5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77" calcext:value-type="float">
            <text:p>77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1918" calcext:value-type="float">
            <text:p>1 91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1400" calcext:value-type="float">
            <text:p>11 40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720" calcext:value-type="float">
            <text:p>72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6605" calcext:value-type="float">
            <text:p>16 60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670" calcext:value-type="float">
            <text:p>67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73" calcext:value-type="float">
            <text:p>7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4482" calcext:value-type="float">
            <text:p>4 482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577" calcext:value-type="float">
            <text:p>1 577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477" calcext:value-type="float">
            <text:p>477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813" calcext:value-type="float">
            <text:p>813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165" calcext:value-type="float">
            <text:p>165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373" calcext:value-type="float">
            <text:p>373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69" calcext:value-type="float">
            <text:p>69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606" calcext:value-type="float">
            <text:p>606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798" calcext:value-type="float">
            <text:p>1 79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4398" calcext:value-type="float">
            <text:p>4 39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6907" calcext:value-type="float">
            <text:p>6 90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75" calcext:value-type="float">
            <text:p>17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413" calcext:value-type="float">
            <text:p>413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120" calcext:value-type="float">
            <text:p>120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1897" calcext:value-type="float">
            <text:p>1 89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8504" calcext:value-type="float">
            <text:p>8 50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8445" calcext:value-type="float">
            <text:p>8 44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0522" calcext:value-type="float">
            <text:p>10 52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333" calcext:value-type="float">
            <text:p>33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596" calcext:value-type="float">
            <text:p>59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2785" calcext:value-type="float">
            <text:p>2 78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62" calcext:value-type="float">
            <text:p>6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3402" calcext:value-type="float">
            <text:p>3 40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4474" calcext:value-type="float">
            <text:p>4 47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94" calcext:value-type="float">
            <text:p>9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7560" calcext:value-type="float">
            <text:p>7 56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3838" calcext:value-type="float">
            <text:p>13 83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42" calcext:value-type="float">
            <text:p>14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90" calcext:value-type="float">
            <text:p>9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133" calcext:value-type="float">
            <text:p>13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036" calcext:value-type="float">
            <text:p>2 03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5746" calcext:value-type="float">
            <text:p>5 74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606" calcext:value-type="float">
            <text:p>5 60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8580" calcext:value-type="float">
            <text:p>8 58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245" calcext:value-type="float">
            <text:p>1 24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1189" calcext:value-type="float">
            <text:p>1 18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338" calcext:value-type="float">
            <text:p>33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93" calcext:value-type="float">
            <text:p>93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3238" calcext:value-type="float">
            <text:p>3 23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5159" calcext:value-type="float">
            <text:p>5 15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2312" calcext:value-type="float">
            <text:p>2 31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8115" calcext:value-type="float">
            <text:p>8 11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86" calcext:value-type="float">
            <text:p>86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88" calcext:value-type="float">
            <text:p>8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431" calcext:value-type="float">
            <text:p>1 431</text:p>
          </table:table-cell>
        </table:table-row>
        <table:table-row table:style-name="ro2" table:number-rows-repeated="104839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9:22:57.574000000</dc:date>
    <dc:creator>Régis Arthaut</dc:creator>
    <meta:editing-duration>PT4M28S</meta:editing-duration>
    <meta:editing-cycles>1</meta:editing-cycles>
    <meta:document-statistic meta:table-count="1" meta:cell-count="521" meta:object-count="0"/>
    <meta:generator>LibreOffice/6.4.7.2$Windows_X86_64 LibreOffice_project/639b8ac485750d5696d7590a72ef1b496725cfb5</meta:generator>
  </office:meta>
</office:document-meta>
</file>